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52c" officeooo:paragraph-rsid="0017e52c"/>
    </style:style>
    <style:style style:name="P2" style:family="paragraph" style:parent-style-name="Standard">
      <style:text-properties officeooo:rsid="001a2e7b" officeooo:paragraph-rsid="001a2e7b"/>
    </style:style>
    <style:style style:name="P3" style:family="paragraph" style:parent-style-name="Standard">
      <style:text-properties officeooo:rsid="001b746c" officeooo:paragraph-rsid="001b746c"/>
    </style:style>
    <style:style style:name="P4" style:family="paragraph" style:parent-style-name="Standard">
      <style:text-properties officeooo:rsid="001d021d" officeooo:paragraph-rsid="001d021d"/>
    </style:style>
    <style:style style:name="P5" style:family="paragraph" style:parent-style-name="Standard">
      <style:text-properties officeooo:rsid="001ed552" officeooo:paragraph-rsid="001ed552"/>
    </style:style>
    <style:style style:name="P6" style:family="paragraph" style:parent-style-name="Standard">
      <style:text-properties officeooo:rsid="002013be" officeooo:paragraph-rsid="002013be"/>
    </style:style>
    <style:style style:name="P7" style:family="paragraph" style:parent-style-name="Standard">
      <style:text-properties officeooo:rsid="00209236" officeooo:paragraph-rsid="00209236"/>
    </style:style>
    <style:style style:name="P8" style:family="paragraph" style:parent-style-name="Standard">
      <style:text-properties officeooo:rsid="0022172d" officeooo:paragraph-rsid="0022172d"/>
    </style:style>
    <style:style style:name="P9" style:family="paragraph" style:parent-style-name="Standard">
      <style:text-properties officeooo:rsid="00238812" officeooo:paragraph-rsid="00238812"/>
    </style:style>
    <style:style style:name="P10" style:family="paragraph" style:parent-style-name="Standard">
      <style:text-properties officeooo:rsid="00244270" officeooo:paragraph-rsid="00244270"/>
    </style:style>
    <style:style style:name="P11" style:family="paragraph" style:parent-style-name="Standard">
      <style:text-properties officeooo:rsid="0025ec7d" officeooo:paragraph-rsid="0025ec7d"/>
    </style:style>
    <style:style style:name="P12" style:family="paragraph" style:parent-style-name="Standard">
      <style:text-properties officeooo:rsid="0025fbc3" officeooo:paragraph-rsid="0025fbc3"/>
    </style:style>
    <style:style style:name="P13" style:family="paragraph" style:parent-style-name="Standard">
      <style:text-properties officeooo:rsid="0025fbc3" officeooo:paragraph-rsid="00268d3f"/>
    </style:style>
    <style:style style:name="P14" style:family="paragraph" style:parent-style-name="Standard">
      <style:text-properties officeooo:rsid="00268d3f" officeooo:paragraph-rsid="00268d3f"/>
    </style:style>
    <style:style style:name="T1" style:family="text">
      <style:text-properties officeooo:rsid="0017e52c"/>
    </style:style>
    <style:style style:name="T2" style:family="text">
      <style:text-properties officeooo:rsid="001a572c"/>
    </style:style>
    <style:style style:name="T3" style:family="text">
      <style:text-properties officeooo:rsid="00258844"/>
    </style:style>
    <style:style style:name="T4" style:family="text">
      <style:text-properties officeooo:rsid="0025ec7d"/>
    </style:style>
    <style:style style:name="T5" style:family="text">
      <style:text-properties officeooo:rsid="0025fbc3"/>
    </style:style>
    <style:style style:name="T6" style:family="text">
      <style:text-properties officeooo:rsid="00268d3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: Square-pulse stimulation. Consider a protein P whose expression depends on a stimulus S:</text:p>
      <text:p text:style-name="Standard">dp</text:p>
      <text:p text:style-name="Standard">dt = S − δp</text:p>
      <text:p text:style-name="Standard">Let us assume that initially the cell is receiving no stimulus, and the concentration p of protein</text:p>
      <text:p text:style-name="Standard">P in the cell is 0. At t = 0, the stimulus instantaneously jumps to a value α, and remains in that</text:p>
      <text:p text:style-name="Standard">constant value until t = T , at which point the stimulus drops again instantaneously to 0. Plot</text:p>
      <text:p text:style-name="Standard">the concentration of P as a function of time (show also the temporal plot of S, as a reference).</text:p>
      <text:p text:style-name="Standard"/>
      <text:p text:style-name="P1">S</text:p>
      <text:p text:style-name="Standard"><draw:frame draw:style-name="fr2" draw:name="Objeto2" text:anchor-type="char" svg:x="0.751cm" svg:y="0.252cm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tab/><text:tab/><text:tab/><text:tab/><text:span text:style-name="T1">T</text:span></text:p>
      <text:p text:style-name="P1">(se suposa que la baixada del estimul S és instantània) </text:p>
      <text:p text:style-name="P1">P</text:p>
      <text:p text:style-name="Standard"><draw:frame draw:style-name="fr2" draw:name="Objeto1" text:anchor-type="char" svg:x="0.633cm" svg:y="0.231cm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tab/><text:tab/><text:tab/><text:tab/><text:tab/><text:tab/><text:span text:style-name="T1">T</text:span></text:p>
      <text:p text:style-name="Standard"/>
      <text:p text:style-name="P2"><text:soft-page-break/>p(t) = p0 e^-dt</text:p>
      <text:p text:style-name="P2"/>
      <text:p text:style-name="P2"><text:span text:style-name="T2">2: </text:span>Combinatorial regulation of gene expression. The expression of a protein Z is regulated</text:p>
      <text:p text:style-name="P2">by an activator X and an inhibitor Y through an AND gate:</text:p>
      <text:p text:style-name="P2">dX</text:p>
      <text:p text:style-name="P2">dt = α − δX, dY</text:p>
      <text:p text:style-name="P2">dt = α − δY, dZ</text:p>
      <text:p text:style-name="P2">dt = α Xn/ Kn + Xn <text:span text:style-name="T2">· </text:span>1/1 + (Y /(2K))n − δZ</text:p>
      <text:p text:style-name="P2">Consider that n » 1 (so that the regulatory functions can be approximated by step functions),</text:p>
      <text:p text:style-name="P2">and that initially the concentration of the three proteins in the cell is zero. Plot qualitatively the</text:p>
      <text:p text:style-name="P2">time evolution of X, Y , and Z. What type of behavior does Z exhibit?</text:p>
      <text:p text:style-name="P2"/>
      <text:p text:style-name="P2"/>
      <text:p text:style-name="P3">AND gate: les dues han de ser certes per a que succeeixin. </text:p>
      <text:p text:style-name="P4">X ha de ser-hi and Y no pot ser-hi. </text:p>
      <text:p text:style-name="P4"/>
      <text:p text:style-name="P5">Both the effet of x and y on z is instantanious and maximum (n » 1) </text:p>
      <text:p text:style-name="P5"/>
      <text:p text:style-name="P6">total effect is a multiplication. </text:p>
      <text:p text:style-name="P6"/>
      <text:p text:style-name="P7">plot 1 and 2: x respecte t i y respecte t</text:p>
      <text:p text:style-name="P7"/>
      <text:p text:style-name="P7"/>
      <text:p text:style-name="P7"><draw:frame draw:style-name="fr2" draw:name="Objeto3" text:anchor-type="char" svg:x="0.633cm" svg:y="0.231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gráfico</svg:desc></draw:frame></text:p>
      <text:p text:style-name="P9">K és baixet, 2K una mica més alt de forma horitzontal (0,5 i 1 per exemple) </text:p>
      <text:p text:style-name="P10">Son temps especials, en els quals es reflectirà la següent equació (temes porro de agafar la concentració en un temps concret i que comenci en aquell temps concret)</text:p>
      <text:p text:style-name="P10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plot 3: </text:p>
      <text:p text:style-name="P8"/>
      <text:p text:style-name="P8"/>
      <text:p text:style-name="P8"><draw:frame draw:style-name="fr1" draw:name="Objeto4" text:anchor-type="char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K és el threshold en el qual X comença <text:span text:style-name="T3">a actuar (augmenta fort) </text:span><text:span text:style-name="T4">(fila 2)</text:span></text:p>
      <text:p text:style-name="P9">2K és el threshold en el qual Y comença <text:span text:style-name="T3">a actuar (disminueix fort) </text:span><text:span text:style-name="T4">(fila 4) </text:span></text:p>
      <text:p text:style-name="P9"/>
      <text:p text:style-name="P11">draw three regions</text:p>
      <text:p text:style-name="P11">region 1: nothing happens <text:span text:style-name="T5">(x and y below activation thresholds)</text:span></text:p>
      <text:p text:style-name="P11">region 2: growth <text:span text:style-name="T5">(x above and y below thresholds)</text:span></text:p>
      <text:p text:style-name="P11">region 3: decay <text:span text:style-name="T5">(both above thresholds, AND gate) </text:span></text:p>
      <text:p text:style-name="P11"/>
      <text:p text:style-name="P14">region 1: </text:p>
      <text:p text:style-name="P12">x &lt; k -&gt; primera eq = 0 </text:p>
      <text:p text:style-name="P12">y &lt; 2k -&gt; segona eq = 1</text:p>
      <text:p text:style-name="P12"/>
      <text:p text:style-name="P12">d<text:span text:style-name="T6">z</text:span>/dt = alfa 1 0 - decay = -decay </text:p>
      <text:p text:style-name="P12"/>
      <text:p text:style-name="P14">region 2: </text:p>
      <text:p text:style-name="P13">x &gt; k -&gt; primera eq = <text:span text:style-name="T6">1</text:span></text:p>
      <text:p text:style-name="P13">y &lt; 2k -&gt; segona eq = 1</text:p>
      <text:p text:style-name="P13"/>
      <text:p text:style-name="P13">dp/dt = alfa 1 <text:span text:style-name="T6">1 </text:span>- decay = <text:span text:style-name="T6">alfa </text:span>-decay</text:p>
      <text:p text:style-name="P13"/>
      <text:p text:style-name="P14">region 1: </text:p>
      <text:p text:style-name="P13">x &gt; k -&gt; primera eq = <text:span text:style-name="T6">1</text:span></text:p>
      <text:p text:style-name="P13">y &gt; 2k -&gt; segona eq = <text:span text:style-name="T6">0</text:span></text:p>
      <text:p text:style-name="P13"/>
      <text:p text:style-name="P13">d<text:span text:style-name="T6">z</text:span>/dt = alfa 1 0 - decay = -decay 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44:42.284167117</meta:creation-date>
    <dc:date>2025-01-20T10:29:40.185996999</dc:date>
    <meta:editing-duration>PT1H31M25S</meta:editing-duration>
    <meta:editing-cycles>18</meta:editing-cycles>
    <meta:generator>LibreOffice/24.2.7.2$Linux_X86_64 LibreOffice_project/420$Build-2</meta:generator>
    <meta:document-statistic meta:table-count="0" meta:image-count="0" meta:object-count="4" meta:page-count="3" meta:paragraph-count="48" meta:word-count="456" meta:character-count="2164" meta:non-whitespace-character-count="17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1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046cm" svg:y="0.378cm" svg:width="11.649cm" svg:height="7.79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883cm" svg:y="0.292cm" svg:width="12.372cm" svg:height="8.637cm">
          <chart:coordinate-region svg:x="1.61cm" svg:y="0.492cm" svg:width="11.233cm" svg:height="7.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1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046cm" svg:y="0.378cm" svg:width="11.649cm" svg:height="7.79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046cm" svg:y="0.378cm" svg:width="11.649cm" svg:height="7.795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